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8" style:family="paragraph" style:parent-style-name="Standard">
      <style:paragraph-properties fo:margin-top="0.1665in" fo:margin-bottom="0.1665in" loext:contextual-spacing="false" fo:line-height="100%"/>
    </style:style>
    <style:style style:name="P19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0" style:family="paragraph" style:parent-style-name="Standard">
      <style:paragraph-properties fo:margin-left="0in" fo:margin-right="0in" fo:margin-top="0.1665in" fo:margin-bottom="0in" loext:contextual-spacing="false" fo:line-height="100%" fo:text-indent="0in" style:auto-text-indent="false"/>
    </style:style>
    <style:style style:name="P21" style:family="paragraph" style:parent-style-name="Heading_20_3">
      <style:paragraph-properties fo:margin-top="0.1945in" fo:margin-bottom="0.0555in" loext:contextual-spacing="false" fo:line-height="100%" fo:text-align="center" style:justify-single-word="false" fo:keep-together="auto" fo:keep-with-next="auto"/>
    </style:style>
    <style:style style:name="P22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3" style:family="paragraph" style:parent-style-name="Heading_20_3" style:master-page-name="First_20_Page">
      <style:paragraph-properties fo:margin-top="0.1945in" fo:margin-bottom="0.0555in" loext:contextual-spacing="false" fo:line-height="100%" fo:keep-together="auto" style:page-number="1" fo:keep-with-next="auto"/>
      <style:text-properties fo:color="#000000" fo:font-size="13pt" fo:font-weight="bold" style:font-size-asian="13pt" style:font-weight-asian="bold" style:font-size-complex="13pt"/>
    </style:style>
    <style:style style:name="P24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25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fo:font-size="12pt" fo:font-weight="bold" style:font-size-asian="12pt" style:font-weight-asian="bold" style:font-size-complex="12pt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8" style:family="text">
      <style:text-properties fo:color="#0000ff" fo:font-size="14pt" fo:font-weight="bold" style:font-size-asian="14pt" style:font-weight-asian="bold" style:font-size-complex="14pt"/>
    </style:style>
    <style:style style:name="T9" style:family="text">
      <style:text-properties fo:color="#0000ff" fo:font-size="13pt" fo:font-weight="bold" style:font-size-asian="13pt" style:font-weight-asian="bold" style:font-size-complex="13pt"/>
    </style:style>
    <style:style style:name="T10" style:family="text">
      <style:text-properties fo:color="#0000ff" fo:font-size="12pt" fo:font-weight="bold" style:font-size-asian="12pt" style:font-weight-asian="bold" style:font-size-complex="12pt"/>
    </style:style>
    <style:style style:name="T11" style:family="text">
      <style:text-properties fo:color="#0000ff" fo:font-size="9pt" style:font-size-asian="9pt" style:font-size-complex="9pt"/>
    </style:style>
    <style:style style:name="T12" style:family="text">
      <style:text-properties fo:color="#555555" fo:font-size="10pt" fo:font-weight="bold" style:font-size-asian="10pt" style:font-weight-asian="bold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ejlh8rmyml9x"/></text:p>
      <text:p text:style-name="P21"><text:bookmark text:name="_a26vkd8iohd"/><text:span text:style-name="T1">Trader Performance vs Market Sentiment Analysis</text:span></text:p>
      <text:p text:style-name="P22"><text:bookmark text:name="_mbyzmuih0t5p"/><text:span text:style-name="T1">1. Profitability Peaks in Greedy Markets</text:span></text:p>
      <text:list xml:id="list4009016820" text:style-name="WWNum1">
        <text:list-item>
          <text:p text:style-name="P2">Highest average PnL during <text:span text:style-name="T3">Extreme Greed (~67.9)</text:span>, followed by <text:span text:style-name="T3">Fear (~54.3)</text:span>.</text:p>
        </text:list-item>
        <text:list-item>
          <text:p text:style-name="P7">Suggests traders capitalize more on volatility in bullish periods.</text:p>
        </text:list-item>
        <text:list-item>
          <text:p text:style-name="P9">Total PnL also highest during Fear and Extreme Greed, indicating increased opportunity.<text:line-break/></text:p>
        </text:list-item>
      </text:list>
      <text:p text:style-name="P18"><text:span text:style-name="T3">Actionable Insight</text:span>:<text:line-break/> Traders may increase exposure during Fear to Greed transitions to leverage high volatility.</text:p>
      <text:p text:style-name="Standard"><draw:rect text:anchor-type="as-char" style:rel-width="100%" draw:z-index="0" draw:style-name="gr1" draw:text-style-name="P25" svg:width="0.0012in" svg:height="0.0213in"><text:p/></draw:rect></text:p>
      <text:p text:style-name="P22"><text:bookmark text:name="_ck921lhqa2y8"/><text:span text:style-name="T1">2. Win Rates Are Still Modest (&lt;50%)</text:span></text:p>
      <text:list xml:id="list3875091320" text:style-name="WWNum2">
        <text:list-item>
          <text:p text:style-name="P3">Even in Extreme Greed, the <text:span text:style-name="T3">winning rate is ~46.5%</text:span>; in <text:span text:style-name="T3">Extreme Fear, ~37%</text:span>.</text:p>
        </text:list-item>
        <text:list-item>
          <text:p text:style-name="P10">Shows riskier choices under stress conditions.<text:line-break/></text:p>
        </text:list-item>
      </text:list>
      <text:p text:style-name="P18"><text:span text:style-name="T3">Actionable Insight</text:span>:<text:line-break/> Avoid over-trading during Extreme Fear. Stick to discipline strategies.</text:p>
      <text:p text:style-name="Standard"><draw:rect text:anchor-type="as-char" style:rel-width="100%" draw:z-index="1" draw:style-name="gr1" draw:text-style-name="P25" svg:width="0.0012in" svg:height="0.0213in"><text:p/></draw:rect></text:p>
      <text:p text:style-name="P22"><text:bookmark text:name="_444lum7fdgnh"/><text:span text:style-name="T1">3. Fee Efficiency Improves in Bullish Sentiment</text:span></text:p>
      <text:list xml:id="list3361588743" text:style-name="WWNum9">
        <text:list-item>
          <text:p text:style-name="P4">Average fee lowest in <text:span text:style-name="T3">Extreme Greed (~0.68)</text:span> compared to<text:span text:style-name="T3"> Fear (~1.5)</text:span>.</text:p>
        </text:list-item>
        <text:list-item>
          <text:p text:style-name="P11">Indicates improved execution conditions in bullish markets.<text:line-break/></text:p>
        </text:list-item>
      </text:list>
      <text:p text:style-name="P18"><text:span text:style-name="T3">Actionable Insight</text:span>:<text:line-break/> Time trades during bullish sentiment to reduce costs.</text:p>
      <text:p text:style-name="Standard"><draw:rect text:anchor-type="as-char" style:rel-width="100%" draw:z-index="2" draw:style-name="gr1" draw:text-style-name="P25" svg:width="0.0012in" svg:height="0.0213in"><text:p/></draw:rect></text:p>
      <text:p text:style-name="P22"><text:bookmark text:name="_lghlfjuy8mh7"/><text:span text:style-name="T1">4. Trade Size Correlates with Confidence</text:span></text:p>
      <text:list xml:id="list4077051147" text:style-name="WWNum4">
        <text:list-item>
          <text:p text:style-name="P5">Bigger trades during Fear/Extreme Fear, presumably due to contrarian confidence.</text:p>
        </text:list-item>
        <text:list-item>
          <text:p text:style-name="P12">But this did not go with greater success.<text:line-break/></text:p>
        </text:list-item>
      </text:list>
      <text:p text:style-name="P18"><text:span text:style-name="T3">Actionable Insight</text:span>:<text:line-break/> Avoid scaling up based on panic sentiment; seek confirmation.</text:p>
      <text:p text:style-name="Standard"><draw:rect text:anchor-type="as-char" style:rel-width="100%" draw:z-index="3" draw:style-name="gr1" draw:text-style-name="P25" svg:width="0.0012in" svg:height="0.0213in"><text:p/></draw:rect></text:p>
      <text:p text:style-name="P22"><text:bookmark text:name="_eqgmtzqcjfn6"/><text:span text:style-name="T1">5. Missing Leverage Data = Missed Opportunities</text:span></text:p>
      <text:list xml:id="list2568018819" text:style-name="WWNum3">
        <text:list-item>
          <text:p text:style-name="P14">Leverage column missing; confines analysis of risk behavior.<text:line-break/></text:p>
        </text:list-item>
      </text:list>
      <text:p text:style-name="P18"><text:soft-page-break/><text:span text:style-name="T3">Actionable Insight</text:span>:<text:line-break/> Include leverage data in future datasets for a complete risk profile.</text:p>
      <text:p text:style-name="Standard"><draw:rect text:anchor-type="as-char" style:rel-width="100%" draw:z-index="4" draw:style-name="gr1" draw:text-style-name="P25" svg:width="0.0012in" svg:height="0.0213in"><text:p/></draw:rect></text:p>
      <text:p text:style-name="P22"><text:bookmark text:name="_k7fodemgke59"/><text:span text:style-name="T1">✅ Final Strategy Recommendations</text:span></text:p>
      <text:list xml:id="list3207281163" text:style-name="WWNum7">
        <text:list-item>
          <text:p text:style-name="P6"><text:span text:style-name="T3">Risk-On Strategy</text:span>: Apply during Greed to Extreme Greed phases.</text:p>
        </text:list-item>
        <text:list-item>
          <text:p text:style-name="P8"><text:span text:style-name="T3">Cautious Approach</text:span>: Use during Extreme Fear; high volatility but low win rate.</text:p>
        </text:list-item>
        <text:list-item>
          <text:p text:style-name="P8"><text:span text:style-name="T3">Trade Sizing Discipline</text:span>: Always ensure big size is backed by strong signals.</text:p>
        </text:list-item>
        <text:list-item>
          <text:p text:style-name="P13"><text:span text:style-name="T3">Fee Optimization</text:span>: Trade more in bullish markets to save costs.</text:p>
        </text:list-item>
      </text:list>
      <text:p text:style-name="P19"><draw:rect text:anchor-type="as-char" style:rel-width="100%" draw:z-index="5" draw:style-name="gr2" draw:text-style-name="P25" svg:width="0.0012in" svg:height="0.0213in"><text:p/></draw:rect></text:p>
      <text:p text:style-name="P20"><text:span text:style-name="T4">Project Resources</text:span></text:p>
      <text:p text:style-name="P20"><text:span text:style-name="T5">1. Colab Notebooks</text:span></text:p>
      <text:list xml:id="list2458246014" text:style-name="WWNum5">
        <text:list-item>
          <text:p text:style-name="P15">Notebook: <text:a xlink:type="simple" xlink:href="https://colab.research.google.com/drive/1bC81JKDUbKsBRdVU1gY6frrhkyjiiusO?usp=sharing" text:style-name="ListLabel_20_82" text:visited-style-name="ListLabel_20_82"><text:span text:style-name="T6">open_colab_file</text:span></text:a></text:p>
        </text:list-item>
      </text:list>
      <text:p text:style-name="P24"><text:bookmark text:name="_ln3apnuxl6xg"/><text:span text:style-name="T5">2. PDF Documents</text:span></text:p>
      <text:list xml:id="list1025533341" text:style-name="WWNum6">
        <text:list-item>
          <text:p text:style-name="P16"><text:span text:style-name="T3">Project Report: </text:span><text:a xlink:type="simple" xlink:href="https://drive.google.com/file/d/1INlT_JuyS9zV4ZhXs0Xe-CumeMpiCPPe/view?usp=sharing" text:style-name="ListLabel_20_82" text:visited-style-name="ListLabel_20_82"><text:span text:style-name="T6">Primetrade.ai colabfile</text:span></text:a></text:p>
        </text:list-item>
      </text:list>
      <text:p text:style-name="P22"><text:bookmark text:name="_rj7b0ua1v2oz"/><text:span text:style-name="T2">3. Result Dataset</text:span></text:p>
      <text:list xml:id="list388097038" text:style-name="WWNum8">
        <text:list-item>
          <text:p text:style-name="P17"><text:span text:style-name="T3">Final Results Dataset: </text:span><text:a xlink:type="simple" xlink:href="https://drive.google.com/file/d/1cxT0KUChAX4suYXNfJZB5cje_kGiYQWY/view?usp=sharing" text:style-name="ListLabel_20_82" text:visited-style-name="ListLabel_20_82"><text:span text:style-name="T6">sentiment_vs_performance_summary.csv</text:span></text:a></text:p>
        </text:list-item>
      </text:list>
      <text:p text:style-name="P19"/>
      <text:p text:style-name="P19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3" style:display-name="ListLabel 83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555555" fo:font-size="10pt" fo:font-weight="bold" style:font-size-asian="10pt" style:font-weight-asian="bold" style:font-size-complex="10pt"/>
    </style:style>
    <style:style style:name="MT2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MT3" style:family="text">
      <style:text-properties fo:color="#0000ff" fo:font-size="14pt" fo:font-weight="bold" style:font-size-asian="14pt" style:font-weight-asian="bold" style:font-size-complex="14pt"/>
    </style:style>
    <style:style style:name="MT4" style:family="text">
      <style:text-properties fo:color="#0000ff" fo:font-size="13pt" fo:font-weight="bold" style:font-size-asian="13pt" style:font-weight-asian="bold" style:font-size-complex="13pt"/>
    </style:style>
    <style:style style:name="MT5" style:family="text">
      <style:text-properties fo:color="#0000ff" fo:font-size="12pt" fo:font-weight="bold" style:font-size-asian="12pt" style:font-weight-asian="bold" style:font-size-complex="12pt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repared by: Krishna Raj Singh | Email: singhr08682@gmail.com </text:span></text:p>
        <text:p text:style-name="MP1"><text:span text:style-name="MT1">linkedIn: </text:span><text:a xlink:type="simple" xlink:href="https://www.linkedin.com/in/krishnaraj2003/" text:style-name="ListLabel_20_83" text:visited-style-name="ListLabel_20_83"><text:span text:style-name="MT2">krishnaraj2003</text:span></text:a><text:span text:style-name="MT1"> | Git_Hub: </text:span><text:a xlink:type="simple" xlink:href="https://github.com/krishnagit-2003" text:style-name="ListLabel_20_83" text:visited-style-name="ListLabel_20_83"><text:span text:style-name="MT2">krishnagit-2003</text:span></text:a></text:p>
        <text:p text:style-name="MP1"><text:span text:style-name="MT1">Submitted to: PrimeTrade.ai | Junior Data Scientist – Trader Behavior Insights Task <text:s/></text:span></text:p>
        <text:p text:style-name="MP1"><text:span text:style-name="MT1">All insights are based on analysis of the provided datasets as of 24-05-2025</text:span></text:p>
        <text:p text:style-name="Standard"/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T3">Trader Performance vs Market Sentiment Report</text:span><text:span text:style-name="MT4"> <text:s/></text:span></text:p>
        <text:p text:style-name="MP1"><text:span text:style-name="MT5">Junior Data Scientist – Trader Behavior Insights <text:s/></text:span></text:p>
        <text:p text:style-name="MP1"><text:span text:style-name="MT5">Prepared for: PrimeTrade.ai <text:s/></text:span></text:p>
        <text:p text:style-name="MP1"><text:span text:style-name="MT5">Prepared by: Krishna Raj Singh | Date: 24-05-2025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8" meta:word-count="339" meta:character-count="2333" meta:non-whitespace-character-count="2030"/>
    <meta:generator>LibreOfficeDev/6.0.5.2$Linux_X86_64 LibreOffice_project/</meta:generator>
  </office:meta>
</office:document-meta>
</file>